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lbany AMT3" svg:font-family="'Albany AMT'" style:font-pitch="variable"/>
    <style:font-face style:name="Albany AMT1" svg:font-family="'Albany AMT'" style:font-adornments="Bold" style:font-pitch="variable"/>
    <style:font-face style:name="Albany AMT2" svg:font-family="'Albany AMT'" style:font-adornments="Regular" style:font-pitch="variable"/>
    <style:font-face style:name="Lucidasans" svg:font-family="Lucidasans" style:font-pitch="variable"/>
    <style:font-face style:name="Mincho" svg:font-family="Mincho" style:font-pitch="variable"/>
    <style:font-face style:name="Thorndale AMT1" svg:font-family="'Thorndale AMT'" style:font-adornments="Regular"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2.2931in" style:rel-column-width="21691*"/>
    </style:style>
    <style:style style:name="Table1.B" style:family="table-column">
      <style:table-column-properties style:column-width="2.9681in" style:rel-column-width="28078*"/>
    </style:style>
    <style:style style:name="Table1.C" style:family="table-column">
      <style:table-column-properties style:column-width="1.6667in" style:rel-column-width="15766*"/>
    </style:style>
    <style:style style:name="Table1.A1" style:family="table-cell">
      <style:table-cell-properties fo:padding="0.0382in" fo:border="none"/>
    </style:style>
    <style:style style:name="Table3" style:family="table">
      <style:table-properties style:width="6.9271in" fo:margin-left="0in" fo:margin-right="-0.0021in" table:align="margins"/>
    </style:style>
    <style:style style:name="Table3.A" style:family="table-column">
      <style:table-column-properties style:column-width="3.116in" style:rel-column-width="29481*"/>
    </style:style>
    <style:style style:name="Table3.B" style:family="table-column">
      <style:table-column-properties style:column-width="3.8111in" style:rel-column-width="36054*"/>
    </style:style>
    <style:style style:name="Table3.A1" style:family="table-cell">
      <style:table-cell-properties fo:padding="0.0382in" fo:border="none"/>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paragraph-properties fo:text-align="start" style:justify-single-word="false"/>
    </style:style>
    <style:style style:name="P5" style:family="paragraph" style:parent-style-name="Heading_20_2" style:list-style-name="L2"/>
    <style:style style:name="P6" style:family="paragraph" style:parent-style-name="Text_20_body">
      <style:paragraph-properties fo:text-align="justify" style:justify-single-word="false"/>
    </style:style>
    <style:style style:name="T1" style:family="text">
      <style:text-properties style:font-name="Albany AMT3" style:font-name-asian="Albany AMT3" style:font-name-complex="Albany AMT3"/>
    </style:style>
    <style:style style:name="T2" style:family="text">
      <style:text-properties style:font-name="Albany AMT2" style:font-name-asian="Albany AMT2" style:font-name-complex="Albany AMT2"/>
    </style:style>
    <style:style style:name="T3" style:family="text">
      <style:text-properties style:text-position="super 58%"/>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6" number:automatic-order="true">
      <number:month number:style="long"/>
      <number:text>/</number:text>
      <number:day number:style="long"/>
      <number:text>/</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
      <text:h text:style-name="P1" text:outline-level="1" text:is-list-header="true">OpenEXR Image Viewing Software</text:h>
      <text:p text:style-name="P2"/>
      <text:p text:style-name="P2">Florian Kainz, </text:p>
      <text:p text:style-name="P2">Industrial Light &amp; Magic</text:p>
      <text:p text:style-name="P2"/>
      <text:p text:style-name="P2">updated <text:date style:data-style-name="N36" text:date-value="2007-01-22T18:08:56">01/22/2007</text:date></text:p>
      <text:p text:style-name="P2"/>
      <text:p text:style-name="P2"/>
      <text:p text:style-name="Text_20_body">This document describes two OpenEXR image viewing software programs, <text:span text:style-name="code_20_in_20_text">exrdisplay</text:span> and <text:span text:style-name="code_20_in_20_text">playexr</text:span>. <text:s/>It briefly explains real-time playback of moving image sequences and color rendering, and describes how to test if other image viewing software displays OpenEXR images correctly.</text:p>
      <text:h text:style-name="Heading_20_2" text:outline-level="2" text:is-list-header="true">Introduction</text:h>
      <text:p text:style-name="Text_20_body">The OpenEXR_Viewers package contains two programs for viewing OpenEXR image files on a computer monitor: <text:s/><text:span text:style-name="code_20_in_20_text">exrdisplay</text:span> for still images and <text:span text:style-name="code_20_in_20_text">playexr</text:span> for moving image sequences. <text:s/></text:p>
      <text:p text:style-name="Text_20_body">The <text:span text:style-name="code_20_in_20_text">exrdisplay</text:span> and <text:span text:style-name="code_20_in_20_text">playexr</text:span> programs are reference implementations. <text:s/>Other OpenEXR image display software can be checked against <text:span text:style-name="code_20_in_20_text">exrdisplay</text:span> or <text:span text:style-name="code_20_in_20_text">playexr</text:span> in order to verify that images are correctly placed on the screen and that colors are reproduced as intended. <text:s/>The source code for <text:span text:style-name="code_20_in_20_text">exrdisplay</text:span> and <text:span text:style-name="code_20_in_20_text">playexr</text:span> provides a set of programming examples that demonstrate two ways to implement an OpenEXR image viewer. <text:s/></text:p>
      <text:p text:style-name="Text_20_body">While <text:span text:style-name="code_20_in_20_text">exrdisplay</text:span> and <text:span text:style-name="code_20_in_20_text">playexr</text:span> do display images and are good enough for experimentation and occasional use, the programs are not intended to be industrial-strength tools. <text:s/>The programs lack features that users would expect from software intended to be employed every day, for example, zooming and panning, image comparison or histogram displays. <text:s/><text:span text:style-name="code_20_in_20_text">exrdisplay</text:span> and <text:span text:style-name="code_20_in_20_text">playexr</text:span> are meant to help developers build production-quality software. <text:s/></text:p>
      <text:p text:style-name="Text_20_body">The programs demonstrate two different approaches to building an image viewer: </text:p>
      <text:p text:style-name="Text_20_body"><text:span text:style-name="code_20_in_20_text">exrdisplay</text:span> performs all image processing and color rendering in software, without relying on specialized graphics hardware to accelerate any of the operations. <text:s/>The program supports a variety of display options, for example, displaying individual image channels, displaying the lower-resolution levels of mipmaps and ripmaps, or cyclically shifting an image to check if it tiles seamlessly. <text:s/>The quality of the displayed images is close to optimal. <text:s/>However, the program is relatively slow. <text:s/></text:p>
      <text:p text:style-name="Text_20_body"><text:span text:style-name="code_20_in_20_text">playexr</text:span> is designed to play back moving image sequences directly from disk, without preprocessing or in-memory caching of the images. <text:s/>The program requires graphics hardware that supports the Cg shading language. <text:s/>The program is multi-threaded. One thread controls file loading from disk while another thread displays the images on the screen. <text:s/>Additional threads, inside the IlmImf library, can accelerate file loading. <text:s/>In order to be as fast as possible, image processing and color rendering take a few shortcuts: color transforms are baked into a 3D lookup table, and a Cg shader applies the lookup table to the image pixels. <text:s/>This Cg shader also converts luminance/chroma images to RGB. <text:s/>The quality of the displayed images is generally very high, although occasionally there may be small but noticeable differences between what <text:span text:style-name="code_20_in_20_text">playexr</text:span> and <text:span text:style-name="code_20_in_20_text">exrdisplay</text:span> show on the screen. <text:s/></text:p>
      <text:h text:style-name="Heading_20_2" text:outline-level="2" text:is-list-header="true">Real-Time Playback </text:h>
      <text:p text:style-name="Text_20_body">When image sequences are played back with <text:span text:style-name="code_20_in_20_text">playexr</text:span>, the maximum frame rate that can be maintained for a given image resolution depends on the available hardware and on how the images are stored. <text:s/>In tests at Industrial Light<text:span text:style-name="T1"> </text:span>&amp;<text:span text:style-name="T1"> </text:span>Magic (November 2006), we were able to play back a 10,000-frame image sequence with a resolution of 2048 by 872 pixels at a controlled rate of 30<text:span text:style-name="T1"> </text:span>fps (frames per second). <text:s/>When <text:span text:style-name="code_20_in_20_text">playexr</text:span> was allowed to run as fast as possible instead of trying to maintain a specific constant frame rate, images were read from disk and displayed at a variable rate of about 35 to 45<text:span text:style-name="T1"> </text:span>fps. <text:s/>We used a Hewlett-Packard wx9400 workstation equipped with an Nvidia Quadro<text:span text:style-name="T1"> </text:span>FX<text:span text:style-name="T1"> </text:span>5500 graphics card and two 10,000<text:span text:style-name="T1"> </text:span>rpm SATA drives in a RAID0 configuration. <text:s/>The operating system was Linux. <text:s/>The images were B44-compressed and stored in luminance/chroma format. <text:s/>The frame rate appeared to be limited by disk access times and I/O bandwidth. <text:s/>When the image files were already present in the operating system's buffer cache instead of being read directly from disk, <text:span text:style-name="code_20_in_20_text">playexr</text:span> achieved a controlled rate of 40<text:span text:style-name="T1"> </text:span>fps and a maximum rate of 50 to 55<text:span text:style-name="T1"> </text:span>fps. <text:s/>At that point the frame rate appeared to be limited by the throughput of the graphics card; files in the buffer cache were read at about 90 to 100<text:span text:style-name="T1"> </text:span>fps when the images were simply discarded instead of being displayed.</text:p>
      <text:p text:style-name="Text_20_body">In order to make real-time playback possible, certain constraints must be placed on the image files: since most of OpenEXR's data compression schemes are too slow for real-time decoding on current hardware, the files must be stored either B44-compressed or uncompressed. <text:s/>Additional image channels that will not be displayed should be avoided. <text:s/>The extra channels require additional I/O bandwidth and decoding speed. <text:s/>High-resolution images should be stored in luminance/chroma rather than RGB format. <text:s/>Since luminance/chroma files are only half as big as RGB files, they require less bandwidth and they are decoded faster. <text:s/></text:p>
      <text:p text:style-name="Text_20_body">When uncompressed images are played back, the maximum frame rate probably will be limited by the available disk I/O bandwidth. <text:s/>Playback of high-resolution images requires very fast disks. <text:s/></text:p>
      <text:p text:style-name="Text_20_body">The B44 compression scheme was designed specifically to enable real-time image playback with lower I/O bandwidth. <text:s/>Decoding of B44-compressed files is very fast. <text:s/>B44 compression has a fixed compression rate of 2.28:1, which does not depend on image content. <text:s/>If B44 compression is combined with luminance/chroma storage the total compression rate is<text:span text:style-name="T1"> </text:span>4.57:1. <text:s/></text:p>
      <text:p text:style-name="Text_20_body">By default, <text:span text:style-name="code_20_in_20_text">playexr</text:span> loads image files using only a single thread. <text:s/>The <text:span text:style-name="code_20_in_20_text">-t</text:span> command line flag enables multi-threaded file loading and specifies the number of additional file reading threads. <text:s/>The optimum number of threads depends on the available hardware. <text:s/>If a machine supports very fast file I/O, the number of additional threads should be equal to the number of available processors. <text:s/>If playback speed is limited by I/O bandwidth, a smaller number of threads may yield the same frame rate.</text:p>
      <text:h text:style-name="Heading_20_2" text:outline-level="2" text:is-list-header="true">Color Rendering </text:h>
      <text:p text:style-name="Text_20_body">Conceptually, most OpenEXR image files are scene referred or focal-plane referred. <text:s/>The values stored in the pixels are proportional to the relative amount of light coming from the corresponding objects in the depicted scene. <text:s/>The pixels in the file do not directly represent the colors that should appear on the screen when the image is displayed. <text:s/>Color rendering converts the pixel values in the file into pixel colors for the screen. <text:s/></text:p>
      <text:p text:style-name="Text_20_body">In <text:span text:style-name="code_20_in_20_text">exrdisplay</text:span> and <text:span text:style-name="code_20_in_20_text">playexr</text:span> color rendering is performed by applying a series of color transforms. <text:s/>Color transforms are represented as functions written in a Color Transformation Language (CTL). <text:s/>Color rendering as implemented in <text:span text:style-name="code_20_in_20_text">exrdisplay</text:span> and <text:span text:style-name="code_20_in_20_text">playexr</text:span> follows the model that is currently <text:s/>(as of November 2006) being developed by the Image Interchange Framework Committee of the Academy of Motion Picture Arts and Sciences. <text:s/></text:p>
      <text:p text:style-name="Text_20_body">In this model, a rendering transform converts the approximately scene or focal-plane referred pixels into output-referred pixels for display on an ideal device. <text:s/>The rendering transform is followed by a display transform that converts pixels for the ideal device into pixels for an actual display device, such as a video monitor. <text:s/></text:p>
      <text:p text:style-name="Text_20_body">Before applying any color transforms, <text:span text:style-name="code_20_in_20_text">exrdisplay</text:span> and <text:span text:style-name="code_20_in_20_text">playexr</text:span> must load the corresponding CTL functions. <text:s/>The name of the function that represents the rendering transform is taken from the <text:span text:style-name="code_20_in_20_text">renderingTransform</text:span> string attribute in the header of the image file. <text:s/>If the file header does not contain such an attribute, a default name, <text:s/>“transform_RRT”, is used. <text:s/>(RRT stands for Reference Rendering Transform.) <text:s/>The name of the display transform is taken from the environment variable <text:span text:style-name="code_20_in_20_text">CTL_DISPLAY_TRANSFORM</text:span>. <text:s/>If this environment variable is not set, a default name, “transform_display_video”, is used.</text:p>
      <text:p text:style-name="Text_20_body">Once the names of the transforms are known, the corresponding CTL source files must be loaded. <text:s/>Each transform is assumed to live in a file with the same name the transform, but with .ctl appended to the file name. <text:s/>For example, CTL function <text:span text:style-name="code_20_in_20_text">transform_RRT()</text:span> lives in file <text:span text:style-name="code_20_in_20_text">transform_RRT.ctl</text:span>. <text:s/>The actual source files are located via a search path, which is specified by the <text:span text:style-name="code_20_in_20_text">CTL_MODULE_PATH</text:span> environment variable. <text:s/></text:p>
      <text:p text:style-name="Text_20_body">Notes:</text:p>
      <text:list text:style-name="L1">
        <text:list-item>
          <text:p text:style-name="P3">Color rendering as described above requires that <text:span text:style-name="code_20_in_20_text">exrdisplay</text:span> and <text:span text:style-name="code_20_in_20_text">playexr</text:span> are linked with a CTL interpreter. The CTL interpreter is not included in OpenEXR. <text:s/>The source code for the interpreter is available at <text:a xlink:type="simple" xlink:href="http://ampasctl.sourceforge.net/">http://ampasctl.sourceforge.net/</text:a>. <text:s/>Both <text:span text:style-name="code_20_in_20_text">exrdisplay</text:span> and <text:span text:style-name="code_20_in_20_text">playexr</text:span> can be built without a CTL interpreter; color rendering will be disabled, but otherwise the programs will work.</text:p>
        </text:list-item>
        <text:list-item>
          <text:p text:style-name="P3">At a Birds-of-a-Feather meeting during the ACM Siggraph 2004 conference, ILM proposed a model for OpenEXR color management that differs significantly from the Academy's model. <text:s/>ILM's proposed color management model is not implemented in the current versions of <text:span text:style-name="code_20_in_20_text">exrdisplay</text:span> and <text:span text:style-name="code_20_in_20_text">playexr</text:span>. <text:s/></text:p>
        </text:list-item>
      </text:list>
      <text:h text:style-name="Heading_20_2" text:outline-level="2" text:is-list-header="true">Environment Variables</text:h>
      <text:p text:style-name="Text_20_body">Several environment variables affect how <text:span text:style-name="code_20_in_20_text">exrdisplay</text:span> and <text:span text:style-name="code_20_in_20_text">playexr</text:span> reproduce color:</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ext_20_body"><text:span text:style-name="Definition">name</text:span></text:p>
            </table:table-cell>
            <table:table-cell table:style-name="Table1.A1" office:value-type="string">
              <text:p text:style-name="Text_20_body"><text:span text:style-name="Definition">description</text:span></text:p>
            </table:table-cell>
            <table:table-cell table:style-name="Table1.A1" office:value-type="string">
              <text:p text:style-name="Text_20_body"><text:span text:style-name="Definition">default value</text:span></text:p>
            </table:table-cell>
          </table:table-row>
        </table:table-header-rows>
        <table:table-row>
          <table:table-cell table:style-name="Table1.A1" office:value-type="string">
            <text:p text:style-name="Text_20_body"><text:span text:style-name="code_20_in_20_text">CTL_DISPLAY_TRANSFORM</text:span></text:p>
          </table:table-cell>
          <table:table-cell table:style-name="Table1.A1" office:value-type="string">
            <text:p text:style-name="P4">The name of the CTL display transform. </text:p>
          </table:table-cell>
          <table:table-cell table:style-name="Table1.A1" office:value-type="string">
            <text:p text:style-name="P4">“transform_display_video”</text:p>
          </table:table-cell>
        </table:table-row>
        <table:table-row>
          <table:table-cell table:style-name="Table1.A1" office:value-type="string">
            <text:p text:style-name="Text_20_body"><text:span text:style-name="code_20_in_20_text">CTL_DISPLAY_CHROMATICITIES</text:span></text:p>
          </table:table-cell>
          <table:table-cell table:style-name="Table1.A1" office:value-type="string">
            <text:p text:style-name="P4">The CIE x,y coordinates of the primaries and white point of the display.</text:p>
          </table:table-cell>
          <table:table-cell table:style-name="Table1.A1" office:value-type="string">
            <text:p text:style-name="P4">“red 0.6400 0.3300<text:line-break/> green 0.3000 0.6000<text:line-break/> blue 0.1500 0.0600<text:line-break/> white 0.3127 0.3290” (primaries and white point according to Rec.<text:span text:style-name="T2"> </text:span>ITU-R<text:span text:style-name="T2"> </text:span>BT.709-3) </text:p>
          </table:table-cell>
        </table:table-row>
        <table:table-row>
          <table:table-cell table:style-name="Table1.A1" office:value-type="string">
            <text:p text:style-name="Text_20_body"><text:span text:style-name="code_20_in_20_text">CTL_DISPLY_WHITE_LUMINANCE</text:span></text:p>
          </table:table-cell>
          <table:table-cell table:style-name="Table1.A1" office:value-type="string">
            <text:p text:style-name="P4">The maximum luminance, in cd/m<text:span text:style-name="T3">2</text:span>, of the display.</text:p>
          </table:table-cell>
          <table:table-cell table:style-name="Table1.A1" office:value-type="string">
            <text:p text:style-name="P4">120.0</text:p>
          </table:table-cell>
        </table:table-row>
        <table:table-row>
          <table:table-cell table:style-name="Table1.A1" office:value-type="string">
            <text:p text:style-name="Text_20_body"><text:span text:style-name="code_20_in_20_text">CTL_SURROUND_LUMINANCE</text:span></text:p>
          </table:table-cell>
          <table:table-cell table:style-name="Table1.A1" office:value-type="string">
            <text:p text:style-name="P4">The luminance, in cd/m<text:span text:style-name="T3">2</text:span>, <text:s/>of the background that surrounds the display.</text:p>
          </table:table-cell>
          <table:table-cell table:style-name="Table1.A1" office:value-type="string">
            <text:p text:style-name="P4">0.1 times the maximum display luminance.</text:p>
          </table:table-cell>
        </table:table-row>
        <table:table-row>
          <table:table-cell table:style-name="Table1.A1" office:value-type="string">
            <text:p text:style-name="Text_20_body"><text:span text:style-name="code_20_in_20_text">CTL_MODULE_PATH</text:span></text:p>
          </table:table-cell>
          <table:table-cell table:style-name="Table1.A1" office:value-type="string">
            <text:p text:style-name="P4">The search path that is used to locate CTL modules. <text:s/>The path consists of a colon-separated list of directory names, for example, “.:./ctl:/usr/local/ctl”</text:p>
          </table:table-cell>
          <table:table-cell table:style-name="Table1.A1" office:value-type="string">
            <text:p text:style-name="P4">“.” (the search path contains only the current working directory)</text:p>
          </table:table-cell>
        </table:table-row>
        <table:table-row>
          <table:table-cell table:style-name="Table1.A1" office:value-type="string">
            <text:p text:style-name="Text_20_body"><text:span text:style-name="code_20_in_20_text">EXR_DISPLAY_VIDEO_GAMMA</text:span></text:p>
          </table:table-cell>
          <table:table-cell table:style-name="Table1.A1" office:value-type="string">
            <text:p text:style-name="P4">The video gamma of the display, used by <text:span text:style-name="code_20_in_20_text">exrdisplay</text:span> and <text:span text:style-name="code_20_in_20_text">playexr</text:span> to convert the output of the display transform into hardware frame buffer values.</text:p>
          </table:table-cell>
          <table:table-cell table:style-name="Table1.A1" office:value-type="string">
            <text:p text:style-name="P4">2.2</text:p>
          </table:table-cell>
        </table:table-row>
      </table:table>
      <text:h text:style-name="P5" text:outline-level="2">CTL Inputs and Outputs</text:h>
      <text:p text:style-name="Text_20_body">When <text:span text:style-name="code_20_in_20_text">exrdisplay</text:span> or <text:span text:style-name="code_20_in_20_text">playexr</text:span> calls the CTL transforms, the <text:span text:style-name="code_20_in_20_text">R</text:span>, <text:span text:style-name="code_20_in_20_text">G</text:span> and <text:span text:style-name="code_20_in_20_text">B</text:span> channels of the image files are made available to the rendering transform as three <text:span text:style-name="code_20_in_20_text">varying</text:span> <text:span text:style-name="code_20_in_20_text">input</text:span> parameters, <text:span text:style-name="code_20_in_20_text">R</text:span>, <text:span text:style-name="code_20_in_20_text">G </text:span>and <text:span text:style-name="code_20_in_20_text">B</text:span>, of type <text:span text:style-name="code_20_in_20_text">half</text:span>. <text:s/>The display transform must make the <text:span text:style-name="code_20_in_20_text">R</text:span>, <text:span text:style-name="code_20_in_20_text">G</text:span> and <text:span text:style-name="code_20_in_20_text">B</text:span> channels of the final image available as three <text:span text:style-name="code_20_in_20_text">varying</text:span> <text:span text:style-name="code_20_in_20_text">output</text:span> parameters, <text:span text:style-name="code_20_in_20_text">displayR</text:span>, <text:span text:style-name="code_20_in_20_text">displayG</text:span> and <text:span text:style-name="code_20_in_20_text">displayB</text:span>. <text:s/>By convention, the pixels produced by the rendering transform are passed to the display transform as a single varying parameter, <text:span text:style-name="code_20_in_20_text">renderedXYZ</text:span>, of type <text:span text:style-name="code_20_in_20_text">float[3]</text:span>.</text:p>
      <text:p text:style-name="Text_20_body">In addition to the input and output image channels, as well as the attributes in the header of the input image file, both the rendering and the display transform have access to the following data:</text:p>
      <table:table table:name="Table3" table:style-name="Table3">
        <table:table-column table:style-name="Table3.A"/>
        <table:table-column table:style-name="Table3.B"/>
        <table:table-header-rows>
          <table:table-row>
            <table:table-cell table:style-name="Table3.A1" office:value-type="string">
              <text:p text:style-name="Text_20_body"><text:span text:style-name="Definition">name and type</text:span></text:p>
            </table:table-cell>
            <table:table-cell table:style-name="Table3.A1" office:value-type="string">
              <text:p text:style-name="Text_20_body"><text:span text:style-name="Definition">description</text:span></text:p>
            </table:table-cell>
          </table:table-row>
        </table:table-header-rows>
        <table:table-row>
          <table:table-cell table:style-name="Table3.A1" office:value-type="string">
            <text:p text:style-name="P6"><text:span text:style-name="code_20_in_20_text">Chromaticities chromaticities</text:span></text:p>
          </table:table-cell>
          <table:table-cell table:style-name="Table3.A1" office:value-type="string">
            <text:p text:style-name="P4">The CIE x,y coordinates of the primaries and white point of the image file, as specified by the chromaticities attribute in the input file header. <text:s/>If the header does not contain a chromaticities attribute, then the primaries and white point are set according to Rec.<text:span text:style-name="T2"> </text:span>ITU-R<text:span text:style-name="T2"> </text:span>BT.709-3.</text:p>
          </table:table-cell>
        </table:table-row>
        <table:table-row>
          <table:table-cell table:style-name="Table3.A1" office:value-type="string">
            <text:p text:style-name="P6"><text:span text:style-name="code_20_in_20_text">Chromaticities displayChromaticities</text:span></text:p>
          </table:table-cell>
          <table:table-cell table:style-name="Table3.A1" office:value-type="string">
            <text:p text:style-name="P4">The CIE x,y coordinates of the primaries and white point of the display, as specified by the <text:span text:style-name="code_20_in_20_text">CTL_DISPLAY_CHROMATICITIES</text:span> environment variable.</text:p>
          </table:table-cell>
        </table:table-row>
        <table:table-row>
          <table:table-cell table:style-name="Table3.A1" office:value-type="string">
            <text:p text:style-name="P6"><text:span text:style-name="code_20_in_20_text">float displayWhiteLuminance</text:span></text:p>
          </table:table-cell>
          <table:table-cell table:style-name="Table3.A1" office:value-type="string">
            <text:p text:style-name="P4">The maximum luminance of the display, as specified by the <text:span text:style-name="code_20_in_20_text">CTL_DISPLAY_WHITE_LUMINACE</text:span> environment variable.</text:p>
          </table:table-cell>
        </table:table-row>
        <table:table-row>
          <table:table-cell table:style-name="Table3.A1" office:value-type="string">
            <text:p text:style-name="P6"><text:span text:style-name="code_20_in_20_text">float displaySurrondLuminance</text:span></text:p>
          </table:table-cell>
          <table:table-cell table:style-name="Table3.A1" office:value-type="string">
            <text:p text:style-name="P4">The luminance of the display surround, as specified by the <text:span text:style-name="code_20_in_20_text">CTL_DISPLAY_SURROUND_LUMINANCE</text:span> environment variable.</text:p>
          </table:table-cell>
        </table:table-row>
      </table:table>
      <text:p text:style-name="Text_20_body"/>
      <text:h text:style-name="Heading_20_2" text:outline-level="2" text:is-list-header="true">Testing Other OpenEXR Viewers</text:h>
      <text:p text:style-name="Text_20_body">As mentioned above, <text:span text:style-name="code_20_in_20_text">exrdisplay</text:span> and <text:span text:style-name="code_20_in_20_text">playexr</text:span> are reference implementations that software developers can use to test if their own OpenEXR image viewers display images correctly. <text:s/>A directory tree with OpenEXR sample images can be downloaded from <text:a xlink:type="simple" xlink:href="http://www.openexr.com/"><text:span text:style-name="code_20_in_20_text">http://www.openexr.com/</text:span></text:a>. <text:s/>In general, image viewers should display all the sample images the same way as <text:span text:style-name="code_20_in_20_text">exrdisplay</text:span> and <text:span text:style-name="code_20_in_20_text">playexr</text:span>. <text:s/>In particular, developers should pay attention to the following:</text:p>
      <text:p text:style-name="Text_20_body">Directory <text:span text:style-name="code_20_in_20_text">DisplayWindow</text:span> contains a series of files, <text:span text:style-name="code_20_in_20_text">t01.exr</text:span>, <text:span text:style-name="code_20_in_20_text">t02.exr</text:span> ... <text:span text:style-name="code_20_in_20_text">t16.exr</text:span>, that can be used to test if an image viewer properly places, crops and pads the images. <text:s/>All files contain the same grid of 400 by 300 pixels, but the data window, display window and pixel aspect ratio differ. <text:s/>For file <text:span text:style-name="code_20_in_20_text">t01.exr</text:span>, where the display window and the data window are the same, the pixels should fill the entire on-screen area where the image is displayed. <text:s/>The image should be cropped for files where the data window extends outside the display window, and padded with pixels of an appropriate background color for files where the display window extends outside the data window. <text:s/>The pixel aspect ratio in files <text:span text:style-name="code_20_in_20_text">t15.exr</text:span> and <text:span text:style-name="code_20_in_20_text">t16.exr</text:span> is not 1.0; that is, the pixels are not square. <text:s/>The images must be stretched horizontally or vertically when displayed on a screen with square pixels. </text:p>
      <text:p text:style-name="Text_20_body">Directory <text:span text:style-name="code_20_in_20_text">LuminanceChroma</text:span> contains several files that are stored in luminance/chroma format, with a Y channel and sub-sampled RY and BY channels, as well as one file image with only a Y channel. <text:s/>The luminance/chroma images should be displayed in color, and the Y-only image, <text:span text:style-name="code_20_in_20_text">Garden.exr</text:span>, should be displayed in black and white.</text:p>
      <text:p text:style-name="Text_20_body">Directory <text:span text:style-name="code_20_in_20_text">Chromaticities</text:span> contains four versions of the same color image: two where the primaries and white point match Rec.<text:span text:style-name="T2"> </text:span>ITU-R<text:span text:style-name="T2"> </text:span>BT.709-3, and two with CIE<text:span text:style-name="T2"> </text:span>1931 X, Y and Z primaries and an equal-energy white point (CIE illuminant<text:span text:style-name="T2"> </text:span>E). <text:s/>One of the Rec.<text:span text:style-name="T2"> </text:span>709 files and one of the XYZ files are stored in luminance/chroma format. <text:s/>Displayed properly, all four versions of the image should look the same.</text:p>
      <text:p text:style-name="Text_20_body">Directory <text:span text:style-name="code_20_in_20_text">MultiResolution</text:span> contains several mip-map and rip-map multi-resolution image files. <text:s/>Unless instructed otherwise by the user, OpenEXR viewers should display the highest-resolution version of the image. <text:s/>Some viewing software may want to use the lower-resolution versions to implement fast zoom and pan operations for images whose highest resolution exceeds the resolution of the display screen.</text:p>
      <text:p text:style-name="Text_20_body">Files <text:span text:style-name="code_20_in_20_text">AllHalfValues.exr</text:span>, <text:span text:style-name="code_20_in_20_text">WideFloatRange.exr</text:span> and <text:span text:style-name="code_20_in_20_text">WideColorGamut.exr</text:span> in directory <text:span text:style-name="code_20_in_20_text">TestImages</text:span> contain valid but unusual pixel data. <text:s/>The pixels in those files contain very large numbers, negative numbers, infinities and NaNs. <text:s/>None of the files should cause an OpenEXR viewer to fail. <text:s/>Pixel values that are within the capabilities of the display screen should be handled as in other image files; the rest should be clamped to the display's maximum or minimum lumin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adornments="Regular" style:font-family-generic="modern" style:font-pitch="fixed"/>
    <style:font-face style:name="Albany AMT3" svg:font-family="'Albany AMT'" style:font-pitch="variable"/>
    <style:font-face style:name="Albany AMT1" svg:font-family="'Albany AMT'" style:font-adornments="Bold" style:font-pitch="variable"/>
    <style:font-face style:name="Albany AMT2" svg:font-family="'Albany AMT'" style:font-adornments="Regular" style:font-pitch="variable"/>
    <style:font-face style:name="Lucidasans" svg:font-family="Lucidasans" style:font-pitch="variable"/>
    <style:font-face style:name="Mincho" svg:font-family="Mincho" style:font-pitch="variable"/>
    <style:font-face style:name="Thorndale AMT1" svg:font-family="'Thorndale AMT'" style:font-adornments="Regular"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3"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fo:orphans="5" fo:widows="5"/>
      <style:text-properties style:font-name="Thorndale AMT1"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AMT" fo:font-size="12pt" fo:font-weight="bold"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style:font-name="Albany AMT1"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default-outline-level="2"/>
      <style:text-properties style:font-name="Albany AMT1"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Definition" style:family="text">
      <style:text-properties fo:font-size="10pt" fo:font-style="italic"/>
    </style:style>
    <style:style style:name="code_20_in_20_text" style:display-name="code in text" style:family="text">
      <style:text-properties style:font-name="Courier" fo:font-size="10p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6-11-28T21:54:38</meta:creation-date>
    <dc:date>2007-01-22T18:08:56</dc:date>
    <dc:language>en-US</dc:language>
    <meta:editing-cycles>30</meta:editing-cycles>
    <meta:editing-duration>PT12H23M37S</meta:editing-duration>
    <meta:user-defined meta:name="Info 1"/>
    <meta:user-defined meta:name="Info 2"/>
    <meta:user-defined meta:name="Info 3"/>
    <meta:user-defined meta:name="Info 4"/>
    <meta:document-statistic meta:table-count="2" meta:image-count="0" meta:object-count="0" meta:page-count="4" meta:paragraph-count="71" meta:word-count="2289" meta:character-count="14295"/>
  </office:meta>
</office:document-meta>
</file>